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3;0))" office:value-type="string" office:string-value="Week 8">
            <text:p>Week 8</text:p>
          </table:table-cell>
          <table:table-cell table:style-name="ce5" table:formula="of:=CONCATENATE(&quot;Week &quot;;TEXT(COLUMN()-3;0))" office:value-type="string" office:string-value="Week 9">
            <text:p>Week 9</text:p>
          </table:table-cell>
          <table:table-cell table:style-name="ce5" table:formula="of:=CONCATENATE(&quot;Week &quot;;TEXT(COLUMN()-3;0))" office:value-type="string" office:string-value="Week 10">
            <text:p>Week 10</text:p>
          </table:table-cell>
          <table:table-cell table:style-name="ce5" table:formula="of:=CONCATENATE(&quot;Week &quot;;TEXT(COLUMN()-3;0))" office:value-type="string" office:string-value="Week 11">
            <text:p>Week 11</text:p>
          </table:table-cell>
          <table:table-cell table:style-name="ce5" table:formula="of:=CONCATENATE(&quot;Week &quot;;TEXT(COLUMN()-3;0))" office:value-type="string" office:string-value="Week 12">
            <text:p>Week 12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formula="of:=[Steven_Bastiaens.C116]" office:value-type="float" office:value="22.15">
            <text:p>22,15</text:p>
          </table:table-cell>
          <table:table-cell table:formula="of:=[Steven_Bastiaens.C130]" office:value-type="float" office:value="6">
            <text:p>6</text:p>
          </table:table-cell>
          <table:table-cell table:formula="of:=[Steven_Bastiaens.C144]" office:value-type="float" office:value="7.5">
            <text:p>7,5</text:p>
          </table:table-cell>
          <table:table-cell table:formula="of:=[Steven_Bastiaens.C161]" office:value-type="float" office:value="23.32">
            <text:p>23,32</text:p>
          </table:table-cell>
          <table:table-cell table:formula="of:=[Steven_Bastiaens.C178]" office:value-type="float" office:value="25.5">
            <text:p>25,5</text:p>
          </table:table-cell>
          <table:table-cell table:style-name="ce8" table:formula="of:=SUM([.B2:.O2])" office:value-type="float" office:value="195.22">
            <text:p>195,2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formula="of:=[Benjamin_Cousaert.C128]" office:value-type="float" office:value="4.5">
            <text:p>4,5</text:p>
          </table:table-cell>
          <table:table-cell table:formula="of:=[Benjamin_Cousaert.C134]" office:value-type="float" office:value="0">
            <text:p>0</text:p>
          </table:table-cell>
          <table:table-cell table:formula="of:=[Benjamin_Cousaert.C148]" office:value-type="float" office:value="13.75">
            <text:p>13,75</text:p>
          </table:table-cell>
          <table:table-cell table:formula="of:=[Benjamin_Cousaert.C162]" office:value-type="float" office:value="14.5">
            <text:p>14,5</text:p>
          </table:table-cell>
          <table:table-cell table:formula="of:=[Benjamin_Cousaert.C180]" office:value-type="float" office:value="24">
            <text:p>24</text:p>
          </table:table-cell>
          <table:table-cell table:style-name="ce8" table:formula="of:=SUM([.B3:.O3])" office:value-type="float" office:value="170.25">
            <text:p>170,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formula="of:=[Nils_Mak.C146]" office:value-type="float" office:value="27.85">
            <text:p>27,85</text:p>
          </table:table-cell>
          <table:table-cell table:formula="of:=[Nils_Mak.C160]" office:value-type="float" office:value="5.5">
            <text:p>5,5</text:p>
          </table:table-cell>
          <table:table-cell table:formula="of:=[Nils_Mak.C174]" office:value-type="float" office:value="8.95">
            <text:p>8,95</text:p>
          </table:table-cell>
          <table:table-cell table:formula="of:=[Nils_Mak.C188]" office:value-type="float" office:value="20.5">
            <text:p>20,5</text:p>
          </table:table-cell>
          <table:table-cell table:formula="of:=[Nils_Mak.C206]" office:value-type="float" office:value="30.75">
            <text:p>30,75</text:p>
          </table:table-cell>
          <table:table-cell table:style-name="ce8" table:formula="of:=SUM([.B4:.O4])" office:value-type="float" office:value="205.3">
            <text:p>205,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formula="of:=[Niko_Strijbol.C134]" office:value-type="float" office:value="22.5">
            <text:p>22,5</text:p>
          </table:table-cell>
          <table:table-cell table:formula="of:=[Niko_Strijbol.C148]" office:value-type="float" office:value="3">
            <text:p>3</text:p>
          </table:table-cell>
          <table:table-cell table:formula="of:=[Niko_Strijbol.C162]" office:value-type="float" office:value="9.5">
            <text:p>9,5</text:p>
          </table:table-cell>
          <table:table-cell table:formula="of:=[Niko_Strijbol.C180]" office:value-type="float" office:value="12.5">
            <text:p>12,5</text:p>
          </table:table-cell>
          <table:table-cell table:formula="of:=[Niko_Strijbol.C197]" office:value-type="float" office:value="21">
            <text:p>21</text:p>
          </table:table-cell>
          <table:table-cell table:style-name="ce8" table:formula="of:=SUM([.B5:.O5])" office:value-type="float" office:value="185.13">
            <text:p>185,1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75">
            <text:p>9,7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formula="of:=[Domien_Van_Steendam.C121]" office:value-type="float" office:value="22.75">
            <text:p>22,75</text:p>
          </table:table-cell>
          <table:table-cell table:formula="of:=[Domien_Van_Steendam.C129]" office:value-type="float" office:value="5.25">
            <text:p>5,25</text:p>
          </table:table-cell>
          <table:table-cell table:formula="of:=[Domien_Van_Steendam.C143]" office:value-type="float" office:value="16.25">
            <text:p>16,25</text:p>
          </table:table-cell>
          <table:table-cell table:formula="of:=[Domien_Van_Steendam.C157]" office:value-type="float" office:value="11">
            <text:p>11</text:p>
          </table:table-cell>
          <table:table-cell table:formula="of:=[Domien_Van_Steendam.C171]" office:value-type="float" office:value="32.5">
            <text:p>32,5</text:p>
          </table:table-cell>
          <table:table-cell table:style-name="ce8" table:formula="of:=SUM([.B6:.O6])" office:value-type="float" office:value="188.25">
            <text:p>188,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10]" office:value-type="float" office:value="11">
            <text:p>11</text:p>
          </table:table-cell>
          <table:table-cell table:formula="of:=[Karel_VandenBussche.C126]" office:value-type="float" office:value="13.15">
            <text:p>13,15</text:p>
          </table:table-cell>
          <table:table-cell table:formula="of:=[Karel_VandenBussche.C140]" office:value-type="float" office:value="7">
            <text:p>7</text:p>
          </table:table-cell>
          <table:table-cell table:formula="of:=[Karel_VandenBussche.C154]" office:value-type="float" office:value="12.25">
            <text:p>12,25</text:p>
          </table:table-cell>
          <table:table-cell table:formula="of:=[Karel_VandenBussche.C170]" office:value-type="float" office:value="23.3">
            <text:p>23,3</text:p>
          </table:table-cell>
          <table:table-cell table:formula="of:=[Karel_VandenBussche.C187]" office:value-type="float" office:value="33">
            <text:p>33</text:p>
          </table:table-cell>
          <table:table-cell table:style-name="ce8" table:formula="of:=SUM([.B7:.O7])" office:value-type="float" office:value="187.2">
            <text:p>187,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formula="of:=[David_Vandorpe.C138]" office:value-type="float" office:value="17.7">
            <text:p>17,7</text:p>
          </table:table-cell>
          <table:table-cell table:formula="of:=[David_Vandorpe.C152]" office:value-type="float" office:value="11.25">
            <text:p>11,25</text:p>
          </table:table-cell>
          <table:table-cell table:formula="of:=[David_Vandorpe.C160]" office:value-type="float" office:value="16.75">
            <text:p>16,75</text:p>
          </table:table-cell>
          <table:table-cell table:formula="of:=[David_Vandorpe.C167]" office:value-type="float" office:value="13">
            <text:p>13</text:p>
          </table:table-cell>
          <table:table-cell table:formula="of:=[David_Vandorpe.C175]" office:value-type="float" office:value="19">
            <text:p>19</text:p>
          </table:table-cell>
          <table:table-cell table:style-name="ce8" table:formula="of:=SUM([.B8:.O8])" office:value-type="float" office:value="173.85">
            <text:p>173,8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4">
            <text:p>94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48.95">
            <text:p>48,95</text:p>
          </table:table-cell>
          <table:table-cell table:style-name="ce7" table:formula="of:=SUM([.K2:.K8])" office:value-type="float" office:value="130.6">
            <text:p>130,6</text:p>
          </table:table-cell>
          <table:table-cell table:style-name="ce7" table:formula="of:=SUM([.L2:.L8])" office:value-type="float" office:value="38">
            <text:p>38</text:p>
          </table:table-cell>
          <table:table-cell table:style-name="ce7" table:formula="of:=SUM([.M2:.M8])" office:value-type="float" office:value="84.95">
            <text:p>84,95</text:p>
          </table:table-cell>
          <table:table-cell table:style-name="ce7" table:formula="of:=SUM([.N2:.N8])" office:value-type="float" office:value="118.12">
            <text:p>118,12</text:p>
          </table:table-cell>
          <table:table-cell table:style-name="ce7" table:formula="of:=SUM([.O2:.O8])" office:value-type="float" office:value="185.75">
            <text:p>185,75</text:p>
          </table:table-cell>
          <table:table-cell table:formula="of:=SUM([.P2:.P8])" office:value-type="float" office:value="1305.2">
            <text:p>1305,2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0.6">
            <text:p>0,6</text:p>
          </table:table-cell>
          <table:table-cell table:style-name="ce18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0.4">
            <text:p>0,4</text:p>
          </table:table-cell>
          <table:table-cell table:style-name="ce18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.9">
            <text:p>1,9</text:p>
          </table:table-cell>
          <table:table-cell table:style-name="ce17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6" office:value-type="date" office:date-value="2017-04-15">
            <text:p>15/04/17</text:p>
          </table:table-cell>
          <table:table-cell table:style-name="ce19" office:value-type="float" office:value="4.2">
            <text:p>4,2</text:p>
          </table:table-cell>
          <table:table-cell table:style-name="ce19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2.5">
            <text:p>2,5</text:p>
          </table:table-cell>
          <table:table-cell table:style-name="ce19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0.15">
            <text:p>0,15</text:p>
          </table:table-cell>
          <table:table-cell table:style-name="ce17" office:value-type="string">
            <text:p>review pull req sub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active invoice, etc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erder beginselen active, fleet periodes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s fixen, nog een schemasql probl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 fixes trigger, updated domeinmodel, enzo ('meeting/ werk samen met Domien en david'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n factuur berekeningen, dubuggen,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ax,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o testen proberen fixen met hsqldb, archiveren beetje verder, vannales en nog wat (samen met niko e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a deadline, testen van facturen met auth, small fixes, ppt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15])" office:value-type="float" office:value="22.15">
            <text:p>22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7" office:value-type="string">
            <text:p>27-28/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test databank hsqldb, bug dubuggen, pr re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testens: postgres db + errors fixen, merge conflicten, archive voort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0:.C129])" office:value-type="float" office:value="6">
            <text:p>6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 and issue 35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search audit/ lo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earch audit/ log . 2 (andere mogenlijkheden dan #387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llerlei: verslag, issues, testen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llerlei: verslag, issues, testen,.. con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4:.C143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8">
            <text:p>08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imesheet, +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3.33">
            <text:p>3,33</text:p>
          </table:table-cell>
          <table:table-cell table:style-name="ce17" office:value-type="string">
            <text:p>audit (interceptor, desing db, hoe?, programmeren, bugs/problemen, heel veel problemen googlen 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udit 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2.33">
            <text:p>2,33</text:p>
          </table:table-cell>
          <table:table-cell table:style-name="ce17" office:value-type="string">
            <text:p>audit 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66">
            <text:p>0,66</text:p>
          </table:table-cell>
          <table:table-cell table:style-name="ce17" office:value-type="string">
            <text:p>audit 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timesheet, audit cont (probleem fleet sub , api mapping modellen,..), werkende pull req audi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's, versl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's, audit small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s, debug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security probe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4.5">
            <text:p>4,5</text:p>
          </table:table-cell>
          <table:table-cell table:style-name="ce17" office:value-type="string">
            <text:p>commissie, + andere fixes tussendoo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8:.C160])" office:value-type="float" office:value="23.32">
            <text:p>23,32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6">
            <text:p>1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mall fixes, applying comments on a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6">
            <text:p>16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ome documentation, interceptor bug, preparing log for mer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6">
            <text:p>16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terceptor bug, preparing log for merge, and some other fixes cont ..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Team programm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updaten branches with latest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4.3">
            <text:p>4,3</text:p>
          </table:table-cell>
          <table:table-cell table:style-name="ce17" office:value-type="string">
            <text:p>testen na mergen fixen, pr merg conflicten oplossen, testen debuggen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es, prs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missie interceptor, pr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nal fixes and pr merges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al fixes and pr merges conflicts cont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final fixes and pr merges conflicts cont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2.2">
            <text:p>2,2</text:p>
          </table:table-cell>
          <table:table-cell table:style-name="ce17" office:value-type="string">
            <text:p>final fixes and pr merges conflicts cont ..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5:.C177])" office:value-type="float" office:value="25.5">
            <text:p>25,5</text:p>
          </table:table-cell>
          <table:table-cell table:style-name="ce6"/>
          <table:table-cell table:number-columns-repeated="1020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anguage switch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Review PR Nils and fix Fleets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P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7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2:.C13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2">
            <text:p>0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2">
            <text:p>02/05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ormatting and refacto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testen bekijken en mapperteste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rontend testing mogelijkheden bekijken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13.75">
            <text:p>13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en en styleguides typescript ople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information for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Fix error when submitting forms and extract seterrors fun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ug user signed out constantl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how information about claim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ish upload csv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418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ug missing authorization head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2:.C161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Fix everything about 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lame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eedback when uploading csv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ing validations and fetch js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 re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apper t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 review and finish frontend/logboe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#46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9">
            <text:p>19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ebuggen refresh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ding typescript error #49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actor fil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bugs, reviewen, refacto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More of this ^, + last minute feature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6:.C179])" office:value-type="float" office:value="24">
            <text:p>24</text:p>
          </table:table-cell>
          <table:table-cell table:style-name="ce6"/>
          <table:table-cell table:number-columns-repeated="1020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4.25">
            <text:p>4,25</text:p>
          </table:table-cell>
          <table:table-cell table:style-name="ce17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.3">
            <text:p>3,3</text:p>
          </table:table-cell>
          <table:table-cell table:style-name="ce17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ebugging authorization branch + implementing function overview in Edit&amp;Add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ing a control component for editting roles and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eRoleForm and changing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Add function, changing PermissionControl, adding new permission overview 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new table with action colum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Creating EditRo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Debugging auth branch, changing mobile menu logic to 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Changed ContractForm types to a FormChoic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dded notification that passw doesn't need to get changed in UserEdit.ts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Invoice Actions to Fleet &amp; adding Invoice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voice component + download pdf a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solve merge conflicts from merging all frontend branches + testing for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Debugging with David &amp;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role errors and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mpanies adding type to addCompan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added confirmation to delete buttons and changed their names to 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ed company type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ing dem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last bugs for presentation (invoices,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ilestone 2: presentatio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6:.C145])" office:value-type="float" office:value="27.85">
            <text:p>27,8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pdf download &amp; trying to fix user function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mpany typeahead inputfi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ssign function fix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nding a fix for the backend to compile the frontend without erro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ding data to db, and testing webapp on different brows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T translations in code and filled NL translation file, fixed translate butto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0:.C159])" office:value-type="float" office:value="5.5">
            <text:p>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 issue 37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ype-a-head fix contracts &amp; test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changed inputfields to typeaheads, made it possible to add a function to multiple compan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2">
            <text:p>0,2</text:p>
          </table:table-cell>
          <table:table-cell table:style-name="ce17" office:value-type="string">
            <text:p>Delete function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wnload greencar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ing greencard, fixing year type error, changing fleets to typeahead, communication clien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4:.C173])" office:value-type="float" office:value="8.95">
            <text:p>8,9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x PR comments and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hanging id's to names &amp; id input fields to typeaheads, fixing problems with typ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hanged contractview to add company name next to id, and to redirect when clicke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ing &amp; debugg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csv upload frontend, fixing requested pr chan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ebugging frontend, fixing small issues in functions &amp; companyInputfi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4.5">
            <text:p>4,5</text:p>
          </table:table-cell>
          <table:table-cell table:style-name="ce17" office:value-type="string">
            <text:p>debugging csv, fixing csv upload, fixing small layout err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logboek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Emailen met klant, toevoegen data aan nieuwe versie websit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78:.C187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review PR benji, work on log, added Filter for logboe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Changed LogEntryLayout to check which type and fix layout accordingl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6">
            <text:p>1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 invoice api path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fleet paths and fix merge conf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PR review karel + add comparing changes to logboek (old vs new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giving changes in updates in logs a color to highlight them, fixing filters, adding transl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9">
            <text:p>19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 reviews, merging logboek, fleet-view in master &amp; fixing the conf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9">
            <text:p>1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anslations, PR&amp;merge csv feedback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dd filters to users, companies, remove ID from vehicle list, fix log filter fleets, fix small errors,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Archive checkboxes, link to fleet from vehicle list, instant translation bug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 review merges and testing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Unarchiving, log un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erse log, contract fixes, email to id,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issues for final deadline, user manual, PR reviewing, merging &amp; test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92:.C205])" office:value-type="float" office:value="30.75">
            <text:p>30,75</text:p>
          </table:table-cell>
          <table:table-cell table:style-name="ce6"/>
          <table:table-cell table:number-columns-repeated="1020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33">
            <text:p>1,33</text:p>
          </table:table-cell>
          <table:table-cell table:style-name="ce21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Werken aan de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ack-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eRoleForm and changing permissions to reflect the API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 function, changing PermissionControl, adding new table for permissions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delete function &amp; button, changing table layout for roles &amp;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+ reviewen back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analles en nog wa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analles en nog wat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7" office:value-type="float" office:value="7.5">
            <text:p>7,5</text:p>
          </table:table-cell>
          <table:table-cell table:style-name="ce17" office:value-type="string">
            <text:p>Invoices enzo + een beetje voor de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4:.C133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6">
            <text:p>2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as suggesties PR backend en api toe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Slack, PR review, API discussi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3">
            <text:p>03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Style login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Errors in API toevoegen + Andere 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Errors in backend, review minor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Hibernate Envers, uitproberen of dat het werkt (voor de log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review, fix an issue, some more logs resear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07-05-06">
            <text:p>06/05/0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-review + update documentation + make PR for type filt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ry to understand frontend routing and give 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Change backend paths reflecting API chan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ons + other stuf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2:.C161])" office:value-type="float" office:value="9.5">
            <text:p>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view green cards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invoices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ttempt fix for impor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Clean up csv import branches in gi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pdate API docs + implement filtering i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Nadenken + uitproberen logs alternatieven, testen lo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ake frontend compile on my PC + update style lo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 vat number valid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bug csv uploa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ork on various issu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Logs authoris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posal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ariou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6:.C179])" office:value-type="float" office:value="12.5">
            <text:p>1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arious PR's review + annotations for csv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7-15">
            <text:p>15/07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ate format lo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6.5">
            <text:p>6,5</text:p>
          </table:table-cell>
          <table:table-cell table:style-name="ce17" office:value-type="string">
            <text:p>Team programm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9">
            <text:p>19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9">
            <text:p>1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pdate API spec to match with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stuf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facturen met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R-reviews and stuf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tests + son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Review, test and quick fixes for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ebuggen invoice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84:.C196])" office:value-type="float" office:value="21">
            <text:p>21</text:p>
          </table:table-cell>
          <table:table-cell table:style-name="ce6"/>
          <table:table-cell table:number-columns-repeated="102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 review, issue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75">
            <text:p>9,7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307 met testen, invoice pdf : bugfix ivm url extensies &amp; pdf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timesheets bundelen pasen 2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df testen, facturen genereren en testen, migrations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acturen, bugfixes samen met Steven en David (13-18u30u, 30m pauz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acturen &amp;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actureren bugfixes: verkeerde bedragen, onopgeslagen facturen, oneindige lu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acturen pull request afronden, commentaren doorvoeren, auth in combinatie met factu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erscheidene bugs fixen, facturen pdf updaten, project controleren, presentatie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nal touches backend, presentatie voorbereiding, presentatie zelf, pdf toegevoegd voor current invoic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20])" office:value-type="float" office:value="22.75">
            <text:p>22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8 + controle, werkverdeling mbv issues, PR niko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Issue 355, werkverdeling issu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ugfix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en, frontend proberen runnen, issues bekijken, verdelen en fixen, kleine slack bespreking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8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1">
            <text:p>0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9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3">
            <text:p>03/05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ugfix vehicles toevoegen, opzoekwerk validations en annotations, verbeteringen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meeting en meeting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Bugfixes en mijn pull reques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importeren csv files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Groene kaarten en csv bestanden impor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Groene kaarten layout en bugfix, evaluatie van [werk, pull requests, issues], planning &amp; werkverdeling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3:.C142])" office:value-type="float" office:value="16.25">
            <text:p>1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8">
            <text:p>08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 opmerkingen doorvoeren, bundelen week 10, schema controleren, meeting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 comments doorvoeren, testen en reviewen, allerlei bugfixes, code verbeter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ail patrick opstellen, pull requests mergen, bugfix correct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ugfix csv importeren, comissies, enkele issues, pull requests review en mergen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7:.C156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ull requests reviews en modellen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6">
            <text:p>16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Bundelen timesheets week 11, bugfix log, uitgebreid testen van logs en 3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end terug werkende krijgen (2uur maar niet meegerekend wegens niet productief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rontend uitgebreid testen, corrections testen, import csv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rrections testen, bug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8.5">
            <text:p>8,5</text:p>
          </table:table-cell>
          <table:table-cell table:style-name="ce17" office:value-type="string">
            <text:p>Werkmeeting met niko, steven en davi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9">
            <text:p>19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Commissies en groene kaarten permissie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7.25">
            <text:p>7,25</text:p>
          </table:table-cell>
          <table:table-cell table:style-name="ce17" office:value-type="string">
            <text:p>Afwerken commissies, permissies groene kaarten, allerlei bugfixes, eigen pull requests onderhouden en andere reviewen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Update voor commissies afwerken met karel, import csv test schrijven + opzoekwerk, final touchescommissies verwerken in invoices, 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demo, bundelen timesheets week 12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1:.C170])" office:value-type="float" office:value="32.5">
            <text:p>32,5</text:p>
          </table:table-cell>
          <table:table-cell table:style-name="ce6"/>
          <table:table-cell table:number-columns-repeated="102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jest util tests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Contracts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meer problemen oplossen (noce,...) =&gt; pruts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Zoeken naar bug van contracts in back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9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agination based on amount of p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ractor contracts fet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nit tests filter &amp; pagedresul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Errormessages npm fix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eedscript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ttings bij fleet bij creatie en edit (edit niet gelukt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0.15">
            <text:p>0,15</text:p>
          </table:table-cell>
          <table:table-cell table:style-name="ce17" office:value-type="string">
            <text:p>State error er uit ha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Contractfetch oplosse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leet fix + fleetsettin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s voor de deadline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en &amp; fixen na de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ilestone2: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25])" office:value-type="float" office:value="13.15">
            <text:p>13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oberen authentication/authorization testconfig te laten 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s schrijven (rest,jest)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0:.C139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mplates+refrac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components jest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Meer frontend tests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4:.C153])" office:value-type="float" office:value="12.25">
            <text:p>12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8">
            <text:p>08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s afwerk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leets uitbreiden op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ypeahead om voertuigen toe te voegen bij fl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ss van de nieuwe compon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utsen voor geselecteerde checkboxes te verkrijgen in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fwerken checkbo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mies toevoegen aa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freshen op juiste mo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handleiding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s frontend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st t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8:.C169])" office:value-type="float" office:value="23.3">
            <text:p>23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ontests backend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5">
            <text:p>15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hanges PR review (frontend-view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Commissions frontend (form, grouped buttons, multiple routes)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9">
            <text:p>19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ynamische gui opzoeken / probeerse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Dynamische gui verder +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Commissies verder +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Commissie debug sessie backend + verandering concept ('snach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Mergen, fixes voor deadline, laatste loodjes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74:.C186])" office:value-type="float" office:value="33">
            <text:p>33</text:p>
          </table:table-cell>
          <table:table-cell table:style-name="ce6"/>
          <table:table-cell table:number-columns-repeated="1020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25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rge conflicts master-&gt;json_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R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failed automaticly triggered deploy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 to JSON 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actor part I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 builders to build token response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cumenteren methodes en klass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rnaire relatie gebruiker-bedrijf-rol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es uit db in JWT inlad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parsing authorities van JWT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documentatie Spring authorizatie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gin PermissionEvaluator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2 met begeleid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2">
            <text:p>0,2</text:p>
          </table:table-cell>
          <table:table-cell table:style-name="ce17" office:value-type="string">
            <text:p>Deployen van fixes gisterenavo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fronden milestone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tal fixes voor frontend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Nachtwerk dao's, sonarqube, deel invoiceservice, JP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fronden authoriz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erwerken authorizatie na API upd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itzoeken waarom Spring lastig doet over pdf's (blijkbaar @Component verget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6.5">
            <text:p>6,5</text:p>
          </table:table-cell>
          <table:table-cell table:style-name="ce17" office:value-type="string">
            <text:p>Poging tot opstellen pdf's + Authorisatie voor en na api verandering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9:.C136])" office:value-type="float" office:value="17.7">
            <text:p>17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4">
            <text:p>24/04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Uitzoeken waarom backupserver gecrashed i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og steeds niet gevonden, opgegeven, clean instal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Kleine fixes en een paar redeploys gedurende de wee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en begrijpen Niko's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nvoiceItems + refactoring Niko's code zodat deze hiervan gebruik maak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inden van alle nodige correcties van een vloo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endpoints voor aanvragen correctie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2:.C151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1">
            <text:p>01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egin correctioninvoi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Debuggen en corrigeren invoi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Verder debuggen + eager loaden + optimaliseren invoice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6:.C159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7" office:value-type="string">
            <text:p>13/5/17-14/5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Lezen documentatie + werkende krijgen Spring Security tests + eerste authenticatie en authorizatie tests (+- 80% coverage op de packag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Invoice pdfs fixen + InvoiceItem.tax + Locale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4:.C166])" office:value-type="float" office:value="13">
            <text:p>1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7">
            <text:p>17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amenwerking met Domi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8">
            <text:p>18/05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Team backend programmeert in groe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0">
            <text:p>20/05/17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Fixen testen + kleine aanpass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21">
            <text:p>21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eel dingen fixen net voor de deadlin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71:.C174])" office:value-type="float" office:value="19">
            <text:p>19</text:p>
          </table:table-cell>
          <table:table-cell table:style-name="ce6"/>
          <table:table-cell table:number-columns-repeated="1020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22/05/2017</text:date>, <text:time>00:18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5-22T00:18:00.65</dc:date>
    <meta:print-date>2017-03-07T01:38:41Z</meta:print-date>
    <meta:editing-cycles>61</meta:editing-cycles>
    <meta:editing-duration>PT10H33M59S</meta:editing-duration>
    <meta:document-statistic meta:table-count="8" meta:cell-count="2965" meta:object-count="0"/>
  </office:meta>
</office:document-meta>
</file>